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9">AFFIDAVIT OF SERVICE</text:p>
      <text:p text:style-name="P4"/>
      <text:p text:style-name="P5"/>
      <text:p text:style-name="P2"/>
      <text:p text:style-name="P11"/>
      <text:p text:style-name="P10">SUPREME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Applicant (Appellant)</text:p>
      <text:p text:style-name="P11"/>
      <text:p text:style-name="P8">and</text:p>
      <text:p text:style-name="P11"/>
      <text:p text:style-name="P10">Minister of Public Safety and Emergency Preparedness</text:p>
      <text:p text:style-name="P5">Respondent (Respondent)</text:p>
      <text:p text:style-name="P4"/>
      <text:p text:style-name="P4">AFFIDAVIT OF SERVICE</text:p>
      <text:p text:style-name="P12"/>
      <text:p text:style-name="P6"/>
      <text:p text:style-name="P6"><text:tab/>I, Radu Hociung, of the City of Playa Del Carmen in the Quintana Roo State of Mexico, SWEAR THAT:</text:p>
      <text:p text:style-name="P6"/>
      <text:p text:style-name="P3">I served Minister of Public Safety and Emergency Preparedness with Application for Leave to Appeal, and Notice of Application for Leave to Appeal. a copy by FedEx, a courier to Eric Peterson, solicitor for the Respondent, at the Department of Justice, 120 Adelaide Street West, Suite 400, Toronto Ontario, M5H 1T1</text:p>
      <text:p text:style-name="P3"/>
      <text:p text:style-name="P3">The copy was given to the courier on September 30, 2019. It was delivered on October 2, 2019 and signed for by “A.ASHA”</text:p>
      <text:p text:style-name="P3"/>
      <text:p text:style-name="P3"/>
      <text:p text:style-name="P3"/>
      <text:p text:style-name="P3">_____________________________</text:p>
      <text:p text:style-name="P3">Radu Hociung</text:p>
      <text:p text:style-name="P3"/>
      <text:p text:style-name="P3"/>
      <text:p text:style-name="P3">Sworn before me at the City of Solidaridad <text:s text:c="2"/>in the Quintana Roo state of Mexico on October 3, 2019.</text:p>
      <text:p text:style-name="P3"/>
      <text:p text:style-name="P3"/>
      <text:p text:style-name="P3"/>
      <text:p text:style-name="P3">______________________________________</text:p>
      <text:p text:style-name="P3">Consular Officer of Canada</text:p>
      <text:p text:style-name="P3">Consular Agency of Canada</text:p>
      <text:p text:style-name="P3">Avenida 10 entre Calle 3 y 5, Playa del Carmen, Mexico, 77710</text:p>
      <text:p text:style-name="P3"><text:s/></text:p>
      <text:p text:style-name="P3"/>
      <text:p text:style-name="P3"/>
      <text:p text:style-name="P3"/>
      <text:p text:style-name="P13"><text:span text:style-name="T1">FORMULARIO 146A</text:span> -Regla 146</text:p>
      <text:p text:style-name="P4"/>
      <text:p text:style-name="P9">ACUERDO DE SERVICIO</text:p>
      <text:p text:style-name="P4"/>
      <text:p text:style-name="P5">T-1450-15</text:p>
      <text:p text:style-name="P2"/>
      <text:p text:style-name="P11"/>
      <text:p text:style-name="P10">CORTE FEDERAL DE CANADÁ</text:p>
      <text:p text:style-name="Standard"/>
      <text:p text:style-name="Standard"/>
      <text:p text:style-name="P1">ENTRE:</text:p>
      <text:p text:style-name="P11"/>
      <text:p text:style-name="P10">Radu Hociung</text:p>
      <text:p text:style-name="P7">Demandante</text:p>
      <text:p text:style-name="P11"/>
      <text:p text:style-name="P8">y</text:p>
      <text:p text:style-name="P11"/>
      <text:p text:style-name="P10">Ministro de Seguridad Pública y Preparación para Emergencias</text:p>
      <text:p text:style-name="P5">Acusado</text:p>
      <text:p text:style-name="P4"/>
      <text:p text:style-name="P9">ACUERDO DE SERVICIO</text:p>
      <text:p text:style-name="P12"/>
      <text:p text:style-name="P6"/>
      <text:p text:style-name="P6"><text:tab/>Yo, Radu Hociung, de la Ciudad de Panajachel en el Departamento Solola de Guatemala, JURAMOS QUE:</text:p>
      <text:p text:style-name="P6"/>
      <text:p text:style-name="P3">He servido al Ministro de Seguridad Pública y Preparación de Emergencias con Moción de Reclamo para Moción de Permiso para Enmendar la Declaración de Reclamación enviando una copia por fax el 21 de febrero de 2017 a Eric Peterson, abogado de la Demandada, al (416) 973-5004</text:p>
      <text:p text:style-name="P3"/>
      <text:p text:style-name="P3">Jurado ante mí en la Ciudad de Panajachel en el Departamento de Solola de Guatemala el 21 de febrero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ry Phillips</meta:initial-creator>
    <dc:creator>Radu Hociung</dc:creator>
    <meta:creation-date>2005-01-11T13:26:00</meta:creation-date>
    <dc:date>2019-10-03T11:49:20.92</dc:date>
    <meta:generator>OpenOffice/4.1.6$Win32 OpenOffice.org_project/416m1$Build-9790</meta:generator>
    <meta:editing-duration>PT3H7M</meta:editing-duration>
    <meta:editing-cycles>8</meta:editing-cycles>
    <meta:document-statistic meta:table-count="0" meta:image-count="0" meta:object-count="0" meta:page-count="2" meta:paragraph-count="41" meta:word-count="292" meta:character-count="1848"/>
  </office:meta>
</office:document-meta>
</file>